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AA000000A41C288DD5431ADB12.png" manifest:media-type="image/png"/>
  <manifest:file-entry manifest:full-path="Pictures/100002010000012C0000012C467196A3CCBEBF85.png" manifest:media-type="image/png"/>
  <manifest:file-entry manifest:full-path="Pictures/10000201000002E80000041C0B86484CF2CB2C10.png" manifest:media-type="image/png"/>
  <manifest:file-entry manifest:full-path="Pictures/1000020100000384000003A05DF3EF8BC0AF298C.png" manifest:media-type="image/png"/>
  <manifest:file-entry manifest:full-path="Pictures/10000201000000C8000000C21231B7254B0E1EE8.png" manifest:media-type="image/png"/>
  <manifest:file-entry manifest:full-path="Pictures/10000201000000C8000000C8692C6B64CD29A0DC.png" manifest:media-type="image/png"/>
  <manifest:file-entry manifest:full-path="Pictures/10000201000001B00000003EC13BED7F859C611E.png" manifest:media-type="image/png"/>
  <manifest:file-entry manifest:full-path="Pictures/10000201000000A3000000D96C72734DECF9566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99ffff" draw:textarea-horizontal-align="justify" draw:textarea-vertical-align="middle" draw:auto-grow-height="false" fo:min-height="0.948cm" fo:min-width="0.695cm"/>
    </style:style>
    <style:style style:name="gr3" style:family="graphic" style:parent-style-name="standard">
      <style:graphic-properties draw:fill-color="#99ff33" draw:textarea-horizontal-align="justify" draw:textarea-vertical-align="middle" draw:auto-grow-height="false" fo:min-height="0.576cm" fo:min-width="9.503cm"/>
    </style:style>
    <style:style style:name="gr4" style:family="graphic" style:parent-style-name="standard">
      <style:graphic-properties draw:fill-color="#ffff66" draw:textarea-horizontal-align="justify" draw:textarea-vertical-align="middle" draw:auto-grow-height="false" fo:min-height="0.703cm" fo:min-width="5.39cm"/>
    </style:style>
    <style:style style:name="gr5" style:family="graphic" style:parent-style-name="standard">
      <style:graphic-properties draw:fill-color="#ffff66" draw:textarea-horizontal-align="justify" draw:textarea-vertical-align="middle" draw:auto-grow-height="false" fo:min-height="1.655cm" fo:min-width="6.231cm"/>
    </style:style>
    <style:style style:name="gr6" style:family="graphic" style:parent-style-name="standard">
      <style:graphic-properties draw:stroke="none" svg:stroke-color="#000000" draw:fill="none" draw:fill-color="#ffffff" fo:min-height="1.274cm"/>
    </style:style>
    <style:style style:name="gr7" style:family="graphic" style:parent-style-name="standard">
      <style:graphic-properties draw:fill-color="#ff99ff" draw:textarea-horizontal-align="justify" draw:textarea-vertical-align="middle" draw:auto-grow-height="false" fo:min-height="0.703cm" fo:min-width="5.39cm"/>
    </style:style>
    <style:style style:name="gr8" style:family="graphic" style:parent-style-name="standard">
      <style:graphic-properties draw:fill-color="#ffcc00" draw:textarea-horizontal-align="justify" draw:textarea-vertical-align="middle" draw:auto-grow-height="false" fo:min-height="1.655cm" fo:min-width="6.231cm"/>
    </style:style>
    <style:style style:name="gr9" style:family="graphic" style:parent-style-name="standard">
      <style:graphic-properties draw:fill-color="#ff9999" draw:textarea-vertical-align="middle" draw:auto-grow-height="false" fo:min-height="4.45cm" fo:min-width="4.708cm"/>
    </style:style>
    <style:style style:name="gr10" style:family="graphic" style:parent-style-name="standard">
      <style:graphic-properties draw:fill-color="#ff9999" draw:textarea-vertical-align="middle" draw:auto-grow-height="false" fo:min-height="4.449cm" fo:min-width="4.707cm"/>
    </style:style>
    <style:style style:name="gr11" style:family="graphic" style:parent-style-name="standard">
      <style:graphic-properties draw:fill-color="#ffff00" draw:textarea-horizontal-align="justify" draw:textarea-vertical-align="middle" draw:auto-grow-height="false" fo:min-height="1.955cm" fo:min-width="2.384cm"/>
    </style:style>
    <style:style style:name="gr12" style:family="graphic" style:parent-style-name="standard">
      <style:graphic-properties draw:fill-color="#ff99ff" draw:textarea-horizontal-align="justify" draw:textarea-vertical-align="middle" draw:auto-grow-height="false" fo:min-height="1.655cm" fo:min-width="6.231cm"/>
    </style:style>
    <style:style style:name="gr13" style:family="graphic" style:parent-style-name="standard">
      <style:graphic-properties draw:fill-color="#ff9999" draw:textarea-horizontal-align="justify" draw:textarea-vertical-align="middle" draw:auto-grow-height="false" fo:min-height="4.195cm" fo:min-width="0.326cm"/>
    </style:style>
    <style:style style:name="gr14" style:family="graphic" style:parent-style-name="standard">
      <style:graphic-properties draw:fill-color="#ff9999" draw:textarea-vertical-align="middle" draw:auto-grow-height="false" fo:min-height="4.449cm" fo:min-width="10.295cm"/>
    </style:style>
    <style:style style:name="gr15" style:family="graphic" style:parent-style-name="standard">
      <style:graphic-properties svg:stroke-width="0.102cm" draw:marker-start-width="0.457cm" draw:marker-end-width="0.457cm" draw:fill-color="#99ffff" draw:textarea-horizontal-align="justify" draw:textarea-vertical-align="middle" draw:auto-grow-height="false" fo:min-height="1.874cm" fo:min-width="4.307cm" fo:padding-top="0.176cm" fo:padding-bottom="0.176cm" fo:padding-left="0.301cm" fo:padding-right="0.301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width="0.102cm" draw:marker-start-width="0.457cm" draw:marker-end-width="0.457cm" draw:fill-color="#66ff00" draw:textarea-horizontal-align="justify" draw:textarea-vertical-align="middle" draw:auto-grow-height="false" fo:min-height="1.874cm" fo:min-width="4.307cm" fo:padding-top="0.176cm" fo:padding-bottom="0.176cm" fo:padding-left="0.301cm" fo:padding-right="0.301cm"/>
    </style:style>
    <style:style style:name="gr18" style:family="graphic" style:parent-style-name="standard">
      <style:graphic-properties svg:stroke-width="0.102cm" draw:marker-start-width="0.457cm" draw:marker-end-width="0.457cm" draw:fill-color="#ffff00" draw:textarea-horizontal-align="justify" draw:textarea-vertical-align="middle" draw:auto-grow-height="false" fo:min-height="1.874cm" fo:min-width="4.307cm" fo:padding-top="0.176cm" fo:padding-bottom="0.176cm" fo:padding-left="0.301cm" fo:padding-right="0.301cm"/>
    </style:style>
    <style:style style:name="gr19" style:family="graphic" style:parent-style-name="standard">
      <style:graphic-properties svg:stroke-width="0.102cm" draw:marker-start-width="0.457cm" draw:marker-end-width="0.457cm" draw:fill-color="#ff99ff" draw:textarea-horizontal-align="justify" draw:textarea-vertical-align="middle" draw:auto-grow-height="false" fo:min-height="1.874cm" fo:min-width="4.307cm" fo:padding-top="0.176cm" fo:padding-bottom="0.176cm" fo:padding-left="0.301cm" fo:padding-right="0.301cm"/>
    </style:style>
    <style:style style:name="gr20" style:family="graphic" style:parent-style-name="standard">
      <style:graphic-properties draw:fill-color="#66ff66" draw:textarea-horizontal-align="justify" draw:textarea-vertical-align="middle" draw:auto-grow-height="false" fo:min-height="0.766cm" fo:min-width="1.024cm"/>
    </style:style>
    <style:style style:name="gr21" style:family="graphic" style:parent-style-name="standard">
      <style:graphic-properties draw:fill-color="#ffff00" draw:textarea-horizontal-align="justify" draw:textarea-vertical-align="middle" draw:auto-grow-height="false" fo:min-height="0.766cm" fo:min-width="1.024cm"/>
    </style:style>
    <style:style style:name="gr22" style:family="graphic" style:parent-style-name="standard">
      <style:graphic-properties draw:fill-color="#ff99ff" draw:textarea-horizontal-align="justify" draw:textarea-vertical-align="middle" draw:auto-grow-height="false" fo:min-height="0.766cm" fo:min-width="1.024cm"/>
    </style:style>
    <style:style style:name="gr23" style:family="graphic" style:parent-style-name="objectwithoutfill">
      <style:graphic-properties svg:stroke-width="0.212cm" svg:stroke-color="#ffffff" draw:marker-start-width="0.518cm" draw:marker-end="Arrow" draw:marker-end-width="0.618cm" draw:fill="none" draw:textarea-vertical-align="middle" fo:padding-top="0.231cm" fo:padding-bottom="0.231cm" fo:padding-left="0.356cm" fo:padding-right="0.356cm"/>
    </style:style>
    <style:style style:name="gr24" style:family="graphic" style:parent-style-name="standard">
      <style:graphic-properties draw:fill-color="#99ff33" draw:textarea-horizontal-align="justify" draw:textarea-vertical-align="middle" draw:auto-grow-height="false" fo:min-height="0.739cm" fo:min-width="0.578cm"/>
    </style:style>
    <style:style style:name="gr25" style:family="graphic" style:parent-style-name="standard">
      <style:graphic-properties svg:stroke-width="0.106cm" svg:stroke-color="#ffffff" draw:marker-start-width="0.358cm" draw:marker-end-width="0.358cm" draw:fill="none" draw:textarea-horizontal-align="justify" draw:textarea-vertical-align="middle" draw:auto-grow-height="false" fo:min-height="3.56cm" fo:min-width="3.945cm" fo:padding-top="0.177cm" fo:padding-bottom="0.177cm" fo:padding-left="0.302cm" fo:padding-right="0.302cm"/>
    </style:style>
    <style:style style:name="gr26" style:family="graphic" style:parent-style-name="standard">
      <style:graphic-properties svg:stroke-width="0.106cm" svg:stroke-color="#ffffff" draw:marker-start-width="0.358cm" draw:marker-end-width="0.358cm" draw:fill="none" draw:textarea-horizontal-align="justify" draw:textarea-vertical-align="middle" draw:auto-grow-height="false" fo:min-height="3.456cm" fo:min-width="3.841cm" fo:padding-top="0.177cm" fo:padding-bottom="0.177cm" fo:padding-left="0.302cm" fo:padding-right="0.302cm"/>
    </style:style>
    <style:style style:name="gr27" style:family="graphic" style:parent-style-name="objectwithoutfill">
      <style:graphic-properties svg:stroke-width="0.159cm" svg:stroke-color="#ffffff" draw:marker-start-width="0.438cm" draw:marker-end="Arrow" draw:marker-end-width="0.538cm" draw:fill="none" draw:textarea-vertical-align="middle" fo:padding-top="0.204cm" fo:padding-bottom="0.204cm" fo:padding-left="0.329cm" fo:padding-right="0.329cm"/>
    </style:style>
    <style:style style:name="gr28" style:family="graphic" style:parent-style-name="objectwithoutfill">
      <style:graphic-properties svg:stroke-width="0.159cm" svg:stroke-color="#ffffff" draw:marker-start="Arrow" draw:marker-start-width="0.438cm" draw:marker-end="" draw:marker-end-width="0.538cm" draw:fill="none" draw:textarea-vertical-align="middle" fo:padding-top="0.204cm" fo:padding-bottom="0.204cm" fo:padding-left="0.329cm" fo:padding-right="0.329cm"/>
    </style:style>
    <style:style style:name="gr29" style:family="graphic" style:parent-style-name="standard">
      <style:graphic-properties svg:stroke-width="0.102cm" draw:marker-start-width="0.457cm" draw:marker-end-width="0.457cm" draw:fill-color="#ffcc00" draw:textarea-horizontal-align="justify" draw:textarea-vertical-align="middle" draw:auto-grow-height="false" fo:min-height="1.874cm" fo:min-width="4.307cm" fo:padding-top="0.176cm" fo:padding-bottom="0.176cm" fo:padding-left="0.301cm" fo:padding-right="0.301cm"/>
    </style:style>
    <style:style style:name="gr30" style:family="graphic" style:parent-style-name="standard">
      <style:graphic-properties svg:stroke-width="0.102cm" draw:marker-start-width="0.457cm" draw:marker-end-width="0.457cm" draw:fill-color="#009999" draw:textarea-horizontal-align="justify" draw:textarea-vertical-align="middle" draw:auto-grow-height="false" fo:min-height="1.874cm" fo:min-width="4.307cm" fo:padding-top="0.176cm" fo:padding-bottom="0.176cm" fo:padding-left="0.301cm" fo:padding-right="0.301cm"/>
    </style:style>
    <style:style style:name="gr31" style:family="graphic" style:parent-style-name="standard">
      <style:graphic-properties svg:stroke-width="0.102cm" draw:marker-start-width="0.457cm" draw:marker-end-width="0.457cm" draw:fill-color="#00cccc" draw:textarea-horizontal-align="justify" draw:textarea-vertical-align="middle" draw:auto-grow-height="false" fo:min-height="1.874cm" fo:min-width="4.307cm" fo:padding-top="0.176cm" fo:padding-bottom="0.176cm" fo:padding-left="0.301cm" fo:padding-right="0.301cm"/>
    </style:style>
    <style:style style:name="gr32" style:family="graphic" style:parent-style-name="standard">
      <style:graphic-properties svg:stroke-width="0.102cm" draw:marker-start-width="0.457cm" draw:marker-end-width="0.457cm" draw:fill-color="#00ffff" draw:textarea-horizontal-align="justify" draw:textarea-vertical-align="middle" draw:auto-grow-height="false" fo:min-height="1.874cm" fo:min-width="4.307cm" fo:padding-top="0.176cm" fo:padding-bottom="0.176cm" fo:padding-left="0.301cm" fo:padding-right="0.301cm"/>
    </style:style>
    <style:style style:name="gr33" style:family="graphic" style:parent-style-name="standard">
      <style:graphic-properties svg:stroke-width="0.102cm" draw:marker-start-width="0.457cm" draw:marker-end-width="0.457cm" draw:fill-color="#66ffff" draw:textarea-horizontal-align="justify" draw:textarea-vertical-align="middle" draw:auto-grow-height="false" fo:min-height="1.874cm" fo:min-width="4.307cm" fo:padding-top="0.176cm" fo:padding-bottom="0.176cm" fo:padding-left="0.301cm" fo:padding-right="0.301cm"/>
    </style:style>
    <style:style style:name="gr34" style:family="graphic" style:parent-style-name="objectwithoutfill">
      <style:graphic-properties svg:stroke-width="0.212cm" svg:stroke-color="#ffffff" draw:marker-start="Arrow" draw:marker-start-width="0.617cm" draw:marker-end="Arrow" draw:marker-end-width="0.617cm" draw:fill="none" draw:textarea-vertical-align="middle" fo:padding-top="0.23cm" fo:padding-bottom="0.23cm" fo:padding-left="0.355cm" fo:padding-right="0.355cm"/>
    </style:style>
    <style:style style:name="gr35" style:family="graphic" style:parent-style-name="standard">
      <style:graphic-properties svg:stroke-width="0.102cm" draw:marker-start-width="0.457cm" draw:marker-end-width="0.457cm" draw:fill-color="#999999" draw:textarea-horizontal-align="justify" draw:textarea-vertical-align="middle" draw:auto-grow-height="false" fo:min-height="1.874cm" fo:min-width="4.307cm" fo:padding-top="0.176cm" fo:padding-bottom="0.176cm" fo:padding-left="0.301cm" fo:padding-right="0.301cm"/>
    </style:style>
    <style:style style:name="gr36" style:family="graphic" style:parent-style-name="standard">
      <style:graphic-properties svg:stroke-width="0.102cm" draw:marker-start-width="0.457cm" draw:marker-end-width="0.457cm" draw:fill-color="#b2b2b2" draw:textarea-horizontal-align="justify" draw:textarea-vertical-align="middle" draw:auto-grow-height="false" fo:min-height="1.874cm" fo:min-width="4.307cm" fo:padding-top="0.176cm" fo:padding-bottom="0.176cm" fo:padding-left="0.301cm" fo:padding-right="0.301cm"/>
    </style:style>
    <style:style style:name="gr37" style:family="graphic" style:parent-style-name="standard">
      <style:graphic-properties svg:stroke-width="0.102cm" draw:marker-start-width="0.457cm" draw:marker-end-width="0.457cm" draw:fill-color="#cccccc" draw:textarea-horizontal-align="justify" draw:textarea-vertical-align="middle" draw:auto-grow-height="false" fo:min-height="1.874cm" fo:min-width="4.307cm" fo:padding-top="0.176cm" fo:padding-bottom="0.176cm" fo:padding-left="0.301cm" fo:padding-right="0.301cm"/>
    </style:style>
    <style:style style:name="gr38" style:family="graphic" style:parent-style-name="standard">
      <style:graphic-properties svg:stroke-width="0.102cm" draw:marker-start-width="0.457cm" draw:marker-end-width="0.457cm" draw:fill-color="#dddddd" draw:textarea-horizontal-align="justify" draw:textarea-vertical-align="middle" draw:auto-grow-height="false" fo:min-height="1.874cm" fo:min-width="4.307cm" fo:padding-top="0.176cm" fo:padding-bottom="0.176cm" fo:padding-left="0.301cm" fo:padding-right="0.301cm"/>
    </style:style>
    <style:style style:name="gr39" style:family="graphic" style:parent-style-name="standard">
      <style:graphic-properties svg:stroke-width="0.102cm" draw:marker-start-width="0.457cm" draw:marker-end-width="0.457cm" draw:fill-color="#eeeeee" draw:textarea-horizontal-align="justify" draw:textarea-vertical-align="middle" draw:auto-grow-height="false" fo:min-height="1.874cm" fo:min-width="4.307cm" fo:padding-top="0.176cm" fo:padding-bottom="0.176cm" fo:padding-left="0.301cm" fo:padding-right="0.301cm"/>
    </style:style>
    <style:style style:name="gr40" style:family="graphic" style:parent-style-name="objectwithoutfill">
      <style:graphic-properties svg:stroke-width="0.212cm" svg:stroke-color="#ffffff" draw:marker-start="" draw:marker-start-width="0.617cm" draw:marker-end="Arrow" draw:marker-end-width="0.617cm" draw:fill="none" draw:textarea-vertical-align="middle" fo:padding-top="0.23cm" fo:padding-bottom="0.23cm" fo:padding-left="0.355cm" fo:padding-right="0.355cm"/>
    </style:style>
    <style:style style:name="gr4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svg:stroke-width="0.212cm" svg:stroke-color="#ffffff" draw:marker-start="Arrow" draw:marker-start-width="0.517cm" draw:marker-end="Arrow" draw:marker-end-width="0.517cm" draw:textarea-vertical-align="middle" fo:padding-top="0.23cm" fo:padding-bottom="0.23cm" fo:padding-left="0.355cm" fo:padding-right="0.35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99ffff"/>
      <style:paragraph-properties fo:text-align="center"/>
      <style:text-properties fo:font-size="32pt" fo:font-weight="bold" style:font-size-asian="32pt" style:font-weight-asian="bold" style:font-size-complex="32pt" style:font-weight-complex="bold"/>
    </style:style>
    <style:style style:name="P4" style:family="paragraph">
      <loext:graphic-properties draw:fill-color="#99ff33"/>
      <style:paragraph-properties fo:text-align="center"/>
    </style:style>
    <style:style style:name="P5" style:family="paragraph">
      <loext:graphic-properties draw:fill-color="#ffff66"/>
      <style:paragraph-properties fo:text-align="center"/>
    </style:style>
    <style:style style:name="P6" style:family="paragraph">
      <loext:graphic-properties draw:fill="none" draw:fill-color="#ffffff"/>
      <style:text-properties fo:font-size="28pt" fo:font-weight="bold" style:font-size-asian="28pt" style:font-weight-asian="bold" style:font-size-complex="28pt" style:font-weight-complex="bold"/>
    </style:style>
    <style:style style:name="P7" style:family="paragraph">
      <loext:graphic-properties draw:fill-color="#ff99ff"/>
      <style:paragraph-properties fo:text-align="center"/>
      <style:text-properties fo:color="#000000" fo:font-weight="bold" style:font-weight-asian="bold" style:font-weight-complex="bold"/>
    </style:style>
    <style:style style:name="P8" style:family="paragraph">
      <loext:graphic-properties draw:fill-color="#ffcc00"/>
      <style:paragraph-properties fo:text-align="center"/>
      <style:text-properties fo:color="#000000" fo:font-weight="bold" style:font-weight-asian="bold" style:font-weight-complex="bold"/>
    </style:style>
    <style:style style:name="P9" style:family="paragraph">
      <loext:graphic-properties draw:fill-color="#ff9999"/>
      <style:paragraph-properties fo:text-align="center"/>
    </style:style>
    <style:style style:name="P10" style:family="paragraph">
      <loext:graphic-properties draw:fill-color="#ffff00"/>
      <style:paragraph-properties fo:text-align="center"/>
    </style:style>
    <style:style style:name="P11" style:family="paragraph">
      <loext:graphic-properties draw:fill-color="#99ffff"/>
      <style:paragraph-properties fo:text-align="center"/>
    </style:style>
    <style:style style:name="P12" style:family="paragraph">
      <loext:graphic-properties draw:fill-color="#66ff00"/>
      <style:paragraph-properties fo:text-align="center"/>
    </style:style>
    <style:style style:name="P13" style:family="paragraph">
      <loext:graphic-properties draw:fill-color="#ff99ff"/>
      <style:paragraph-properties fo:text-align="center"/>
    </style:style>
    <style:style style:name="P14" style:family="paragraph">
      <loext:graphic-properties draw:fill-color="#66ff66"/>
      <style:paragraph-properties fo:text-align="center"/>
    </style:style>
    <style:style style:name="P15" style:family="paragraph">
      <loext:graphic-properties draw:fill-color="#99ff33"/>
      <style:paragraph-properties fo:text-align="center"/>
      <style:text-properties fo:font-size="20pt" fo:font-weight="bold" style:font-size-asian="20pt" style:font-weight-asian="bold" style:font-size-complex="20pt" style:font-weight-complex="bold"/>
    </style:style>
    <style:style style:name="P16" style:family="paragraph">
      <loext:graphic-properties draw:fill-color="#ffcc00"/>
      <style:paragraph-properties fo:text-align="center"/>
    </style:style>
    <style:style style:name="P17" style:family="paragraph">
      <loext:graphic-properties draw:fill-color="#009999"/>
      <style:paragraph-properties fo:text-align="center"/>
    </style:style>
    <style:style style:name="P18" style:family="paragraph">
      <loext:graphic-properties draw:fill-color="#00cccc"/>
      <style:paragraph-properties fo:text-align="center"/>
    </style:style>
    <style:style style:name="P19" style:family="paragraph">
      <loext:graphic-properties draw:fill-color="#00ffff"/>
      <style:paragraph-properties fo:text-align="center"/>
    </style:style>
    <style:style style:name="P20" style:family="paragraph">
      <loext:graphic-properties draw:fill-color="#66ffff"/>
      <style:paragraph-properties fo:text-align="center"/>
    </style:style>
    <style:style style:name="P21" style:family="paragraph">
      <loext:graphic-properties draw:fill-color="#999999"/>
      <style:paragraph-properties fo:text-align="center"/>
    </style:style>
    <style:style style:name="P22" style:family="paragraph">
      <loext:graphic-properties draw:fill-color="#b2b2b2"/>
      <style:paragraph-properties fo:text-align="center"/>
    </style:style>
    <style:style style:name="P23" style:family="paragraph">
      <loext:graphic-properties draw:fill-color="#cccccc"/>
      <style:paragraph-properties fo:text-align="center"/>
    </style:style>
    <style:style style:name="P24" style:family="paragraph">
      <loext:graphic-properties draw:fill-color="#dddddd"/>
      <style:paragraph-properties fo:text-align="center"/>
    </style:style>
    <style:style style:name="P25" style:family="paragraph">
      <loext:graphic-properties draw:fill-color="#eeeeee"/>
      <style:paragraph-properties fo:text-align="center"/>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color="#000000" fo:font-weight="bold" style:font-weight-asian="bold" style:font-weight-complex="bold"/>
    </style:style>
    <style:style style:name="T4"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page>
      <draw:page draw:name="page2"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3.81cm" svg:height="3.708cm" svg:x="21.193cm" svg:y="1.991cm">
          <draw:image xlink:href="Pictures/10000201000000C8000000C21231B7254B0E1EE8.png" xlink:type="simple" xlink:show="embed" xlink:actuate="onLoad">
            <text:p/>
          </draw:image>
        </draw:frame>
        <draw:custom-shape draw:style-name="gr3" draw:text-style-name="P4" draw:layer="layout" svg:width="11.43cm" svg:height="1.651cm" draw:transform="rotate (0.0376991118430775) translate (9.052cm 3.69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1.429cm" svg:height="1.639cm" draw:transform="rotate (0.294262511886244) translate (9.109cm 8.37cm)">
          <draw:image xlink:href="Pictures/10000201000001B00000003EC13BED7F859C611E.png" xlink:type="simple" xlink:show="embed" xlink:actuate="onLoad">
            <text:p/>
          </draw:image>
        </draw:frame>
        <draw:frame draw:style-name="gr1" draw:text-style-name="P1" draw:layer="layout" svg:width="12.228cm" svg:height="1.754cm" draw:transform="skewX (0.000523598775598328) rotate (0.577005850709325) translate (9.989cm 13.432cm)">
          <draw:image xlink:href="Pictures/10000201000001B00000003EC13BED7F859C611E.png" xlink:type="simple" xlink:show="embed" xlink:actuate="onLoad">
            <text:p/>
          </draw:image>
        </draw:frame>
      </draw:page>
      <draw:page draw:name="page4"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frame draw:style-name="gr1" draw:text-style-name="P1" draw:layer="layout" svg:width="3.81cm" svg:height="3.708cm" svg:x="21.193cm" svg:y="1.991cm">
          <draw:image xlink:href="Pictures/10000201000000C8000000C21231B7254B0E1EE8.png" xlink:type="simple" xlink:show="embed" xlink:actuate="onLoad">
            <text:p/>
          </draw:image>
        </draw:frame>
      </draw:page>
      <draw:page draw:name="page5"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4" draw:text-style-name="P5" draw:layer="layout" svg:width="6.731cm" svg:height="1.905cm" draw:transform="rotate (-0.404741853537485) translate (10.386cm 4.3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6.731cm" svg:height="1.905cm" draw:transform="rotate (0.00628318530717959) translate (9.454cm 8.81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6.731cm" svg:height="1.906cm" draw:transform="rotate (-0.404741853537485) translate (10.386cm 10.594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3.81cm" svg:height="3.708cm" svg:x="21.193cm" svg:y="1.991cm">
          <draw:image xlink:href="Pictures/10000201000000C8000000C21231B7254B0E1EE8.png" xlink:type="simple" xlink:show="embed" xlink:actuate="onLoad">
            <text:p/>
          </draw:image>
        </draw:frame>
      </draw:page>
      <draw:page draw:name="page6"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4" draw:text-style-name="P5" draw:layer="layout" svg:width="6.731cm" svg:height="1.905cm" draw:transform="rotate (-0.404741853537485) translate (10.386cm 4.3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6.731cm" svg:height="1.905cm" draw:transform="rotate (0.00628318530717959) translate (9.454cm 8.81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draw:layer="layout" svg:width="6.731cm" svg:height="1.906cm" draw:transform="rotate (-0.404741853537485) translate (10.386cm 10.594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6" draw:layer="layout" svg:width="5.842cm" svg:height="1.524cm" svg:x="16.329cm" svg:y="5.31cm">
          <draw:text-box>
            <text:p><text:span text:style-name="T2">ELECTION!</text:span></text:p>
          </draw:text-box>
        </draw:frame>
        <draw:frame draw:style-name="gr1" draw:text-style-name="P1" draw:layer="layout" svg:width="3.81cm" svg:height="3.708cm" svg:x="21.193cm" svg:y="1.991cm">
          <draw:image xlink:href="Pictures/10000201000000C8000000C21231B7254B0E1EE8.png" xlink:type="simple" xlink:show="embed" xlink:actuate="onLoad">
            <text:p/>
          </draw:image>
        </draw:frame>
      </draw:page>
      <draw:page draw:name="page7"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7" draw:text-style-name="P7" draw:layer="layout" svg:width="6.731cm" svg:height="1.905cm" draw:transform="rotate (0.00628318530717959) translate (9.446cm 8.717cm)">
          <text:p text:style-name="P2"><text:span text:style-name="T3">MASTER</text:span></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8" draw:layer="layout" svg:width="6.731cm" svg:height="1.908cm" draw:transform="rotate (0.331612557878923) translate (9.325cm 6.532cm)">
          <text:p text:style-name="P2"><text:span text:style-name="T3">REPLICA</text:span></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8" draw:layer="layout" svg:width="6.731cm" svg:height="1.905cm" draw:transform="rotate (-0.388859357344337) translate (9.873cm 10.811cm)">
          <text:p text:style-name="P2"><text:span text:style-name="T3">REPLICA</text:span></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3.81cm" svg:height="3.708cm" svg:x="21.193cm" svg:y="1.991cm">
          <draw:image xlink:href="Pictures/10000201000000C8000000C21231B7254B0E1EE8.png" xlink:type="simple" xlink:show="embed" xlink:actuate="onLoad">
            <text:p/>
          </draw:image>
        </draw:frame>
      </draw:page>
      <draw:page draw:name="page8"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9" draw:text-style-name="P9" draw:layer="layout" svg:width="5.207cm" svg:height="4.699cm" draw:transform="rotate (1.5707963267949) translate (7.851cm 9.336cm)">
          <text:p/>
          <draw:enhanced-geometry svg:viewBox="0 0 21600 21600"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 draw:text-style-name="P9" draw:layer="layout" svg:width="5.207cm" svg:height="4.699cm" draw:transform="rotate (1.5707963267949) translate (7.851cm 15.471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1" draw:layer="layout" svg:width="3.81cm" svg:height="3.708cm" svg:x="21.193cm" svg:y="1.991cm">
          <draw:image xlink:href="Pictures/10000201000000C8000000C21231B7254B0E1EE8.png" xlink:type="simple" xlink:show="embed" xlink:actuate="onLoad">
            <text:p/>
          </draw:image>
        </draw:frame>
      </draw:page>
      <draw:page draw:name="page9"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11" draw:text-style-name="P10" draw:layer="layout" svg:width="7.112cm" svg:height="5.461cm" svg:x="2.397cm" svg:y="6.58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 draw:text-style-name="P1" draw:layer="layout" svg:width="3.81cm" svg:height="3.708cm" svg:x="21.193cm" svg:y="1.991cm">
          <draw:image xlink:href="Pictures/10000201000000C8000000C21231B7254B0E1EE8.png" xlink:type="simple" xlink:show="embed" xlink:actuate="onLoad">
            <text:p/>
          </draw:image>
        </draw:frame>
      </draw:page>
      <draw:page draw:name="page10"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4" draw:text-style-name="P5" draw:layer="layout" svg:width="6.731cm" svg:height="1.905cm" draw:transform="rotate (-0.404741853537485) translate (10.293cm 4.3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draw:layer="layout" svg:width="6.731cm" svg:height="1.906cm" draw:transform="rotate (-0.404741853537485) translate (10.293cm 10.595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3.81cm" svg:height="3.708cm" svg:x="21.193cm" svg:y="1.991cm">
          <draw:image xlink:href="Pictures/10000201000000C8000000C21231B7254B0E1EE8.png" xlink:type="simple" xlink:show="embed" xlink:actuate="onLoad">
            <text:p/>
          </draw:image>
        </draw:frame>
      </draw:page>
      <draw:page draw:name="page11"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4" draw:text-style-name="P5" draw:layer="layout" svg:width="6.731cm" svg:height="1.905cm" draw:transform="rotate (-0.404741853537485) translate (10.293cm 4.3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draw:layer="layout" svg:width="6.731cm" svg:height="1.906cm" draw:transform="rotate (-0.404741853537485) translate (10.293cm 10.595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6" draw:layer="layout" svg:width="5.842cm" svg:height="1.524cm" svg:x="16.329cm" svg:y="5.31cm">
          <draw:text-box>
            <text:p><text:span text:style-name="T2">ELECTION!</text:span></text:p>
          </draw:text-box>
        </draw:frame>
        <draw:frame draw:style-name="gr1" draw:text-style-name="P1" draw:layer="layout" svg:width="3.81cm" svg:height="3.708cm" svg:x="21.193cm" svg:y="1.991cm">
          <draw:image xlink:href="Pictures/10000201000000C8000000C21231B7254B0E1EE8.png" xlink:type="simple" xlink:show="embed" xlink:actuate="onLoad">
            <text:p/>
          </draw:image>
        </draw:frame>
      </draw:page>
      <draw:page draw:name="page12"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12" draw:text-style-name="P7" draw:layer="layout" svg:width="6.731cm" svg:height="1.905cm" draw:transform="rotate (0.453262006742927) translate (9.533cm 7.37cm)">
          <text:p text:style-name="P2"><text:span text:style-name="T3">MASTER</text:span></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8" draw:layer="layout" svg:width="6.731cm" svg:height="1.905cm" draw:transform="rotate (-0.388859357344337) translate (10.024cm 10.816cm)">
          <text:p text:style-name="P2"><text:span text:style-name="T3">REPLICA</text:span></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3.81cm" svg:height="3.708cm" svg:x="21.193cm" svg:y="1.991cm">
          <draw:image xlink:href="Pictures/10000201000000C8000000C21231B7254B0E1EE8.png" xlink:type="simple" xlink:show="embed" xlink:actuate="onLoad">
            <text:p/>
          </draw:image>
        </draw:frame>
      </draw:page>
      <draw:page draw:name="page13"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13" draw:text-style-name="P9" draw:layer="layout" svg:width="1.651cm" svg:height="5.08cm" svg:x="4.556cm" svg:y="6.8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81cm" svg:height="3.708cm" svg:x="21.193cm" svg:y="1.991cm">
          <draw:image xlink:href="Pictures/10000201000000C8000000C21231B7254B0E1EE8.png" xlink:type="simple" xlink:show="embed" xlink:actuate="onLoad">
            <text:p/>
          </draw:image>
        </draw:frame>
      </draw:page>
      <draw:page draw:name="page14"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frame draw:style-name="gr1" draw:text-style-name="P1" draw:layer="layout" svg:width="3.81cm" svg:height="3.708cm" svg:x="21.193cm" svg:y="1.991cm">
          <draw:image xlink:href="Pictures/10000201000000C8000000C21231B7254B0E1EE8.png" xlink:type="simple" xlink:show="embed" xlink:actuate="onLoad">
            <text:p/>
          </draw:image>
        </draw:frame>
        <draw:frame draw:style-name="gr1" draw:text-style-name="P1" draw:layer="layout" svg:width="5.08cm" svg:height="5.08cm" svg:x="2.473cm" svg:y="6.836cm">
          <draw:image xlink:href="Pictures/10000201000000C8000000C8692C6B64CD29A0DC.png" xlink:type="simple" xlink:show="embed" xlink:actuate="onLoad">
            <text:p/>
          </draw:image>
        </draw:frame>
        <draw:custom-shape draw:style-name="gr2" draw:text-style-name="P3" draw:layer="layout" svg:width="1.689cm" svg:height="1.694cm" svg:x="6.775cm" svg:y="8.929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1.429cm" svg:height="1.639cm" draw:transform="rotate (0.294262511886244) translate (9.109cm 8.369cm)">
          <draw:image xlink:href="Pictures/10000201000001B00000003EC13BED7F859C611E.png" xlink:type="simple" xlink:show="embed" xlink:actuate="onLoad">
            <text:p/>
          </draw:image>
        </draw:frame>
      </draw:page>
      <draw:page draw:name="page15"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frame draw:style-name="gr1" draw:text-style-name="P1" draw:layer="layout" svg:width="3.81cm" svg:height="3.708cm" svg:x="21.193cm" svg:y="1.991cm">
          <draw:image xlink:href="Pictures/10000201000000C8000000C21231B7254B0E1EE8.png" xlink:type="simple" xlink:show="embed" xlink:actuate="onLoad">
            <text:p/>
          </draw:image>
        </draw:frame>
        <draw:frame draw:style-name="gr1" draw:text-style-name="P1" draw:layer="layout" svg:width="5.08cm" svg:height="5.08cm" svg:x="2.473cm" svg:y="6.836cm">
          <draw:image xlink:href="Pictures/10000201000000C8000000C8692C6B64CD29A0DC.png" xlink:type="simple" xlink:show="embed" xlink:actuate="onLoad">
            <text:p/>
          </draw:image>
        </draw:frame>
        <draw:custom-shape draw:style-name="gr2" draw:text-style-name="P3" draw:layer="layout" svg:width="1.689cm" svg:height="1.694cm" svg:x="6.775cm" svg:y="8.929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9" draw:layer="layout" svg:width="10.795cm" svg:height="4.699cm" draw:transform="rotate (1.5707963267949) translate (7.726cm 15.473cm)">
          <text:p/>
          <draw:enhanced-geometry svg:viewBox="0 0 21600 21600" draw:mirror-horizontal="true" draw:mirror-vertical="true" draw:text-areas="0 0 21600 21600" draw:type="circular-arrow" draw:modifiers="180 2.4682177334519 6936.5376304587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 draw:text-style-name="P9" draw:layer="layout" svg:width="5.207cm" svg:height="4.699cm" draw:transform="rotate (1.5707963267949) translate (7.853cm 9.885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age>
      <draw:page draw:name="page16" draw:style-name="dp1" draw:master-page-name="Default">
        <draw:custom-shape draw:style-name="gr15" draw:text-style-name="P11" draw:layer="layout" svg:width="4.908cm" svg:height="4.218cm" svg:x="6.207cm" svg:y="8.23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7.407cm" svg:y="9.622cm">
          <draw:image xlink:href="Pictures/1000020100000384000003A05DF3EF8BC0AF298C.png" xlink:type="simple" xlink:show="embed" xlink:actuate="onLoad">
            <text:p/>
          </draw:image>
        </draw:frame>
        <draw:custom-shape draw:style-name="gr17" draw:text-style-name="P12" xml:id="id1" draw:id="id1" draw:layer="layout" svg:width="4.908cm" svg:height="4.218cm" svg:x="18.78cm" svg:y="2.52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9.98cm" svg:y="3.907cm">
          <draw:image xlink:href="Pictures/1000020100000384000003A05DF3EF8BC0AF298C.png" xlink:type="simple" xlink:show="embed" xlink:actuate="onLoad">
            <text:p/>
          </draw:image>
        </draw:frame>
        <draw:custom-shape draw:style-name="gr18" draw:text-style-name="P10" xml:id="id3" draw:id="id3" draw:layer="layout" svg:width="4.908cm" svg:height="4.218cm" svg:x="18.78cm" svg:y="8.46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9.98cm" svg:y="9.849cm">
          <draw:image xlink:href="Pictures/1000020100000384000003A05DF3EF8BC0AF298C.png" xlink:type="simple" xlink:show="embed" xlink:actuate="onLoad">
            <text:p/>
          </draw:image>
        </draw:frame>
        <draw:custom-shape draw:style-name="gr19" draw:text-style-name="P13" xml:id="id5" draw:id="id5" draw:layer="layout" svg:width="4.908cm" svg:height="4.218cm" svg:x="18.78cm" svg:y="14.1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9.98cm" svg:y="15.537cm">
          <draw:image xlink:href="Pictures/1000020100000384000003A05DF3EF8BC0AF298C.png" xlink:type="simple" xlink:show="embed" xlink:actuate="onLoad">
            <text:p/>
          </draw:image>
        </draw:frame>
        <draw:custom-shape draw:style-name="gr20" draw:text-style-name="P14" xml:id="id2" draw:id="id2" draw:layer="layout" svg:width="1.524cm" svg:height="1.016cm" svg:x="10.525cm" svg:y="8.239cm">
          <text:p/>
          <draw:enhanced-geometry svg:viewBox="0 0 21600 21600" draw:type="rectangle" draw:enhanced-path="M 0 0 L 21600 0 21600 21600 0 21600 0 0 Z N"/>
        </draw:custom-shape>
        <draw:custom-shape draw:style-name="gr21" draw:text-style-name="P10" xml:id="id4" draw:id="id4" draw:layer="layout" svg:width="1.524cm" svg:height="1.016cm" svg:x="10.498cm" svg:y="9.89cm">
          <text:p/>
          <draw:enhanced-geometry svg:viewBox="0 0 21600 21600" draw:type="rectangle" draw:enhanced-path="M 0 0 L 21600 0 21600 21600 0 21600 0 0 Z N"/>
        </draw:custom-shape>
        <draw:custom-shape draw:style-name="gr22" draw:text-style-name="P13" xml:id="id6" draw:id="id6" draw:layer="layout" svg:width="1.524cm" svg:height="1.016cm" svg:x="10.525cm" svg:y="11.539cm">
          <text:p/>
          <draw:enhanced-geometry svg:viewBox="0 0 21600 21600" draw:type="rectangle" draw:enhanced-path="M 0 0 L 21600 0 21600 21600 0 21600 0 0 Z N"/>
        </draw:custom-shape>
        <draw:connector draw:style-name="gr23" draw:text-style-name="P1" draw:layer="layout" draw:type="line" svg:x1="18.78cm" svg:y1="4.633cm" svg:x2="12.049cm" svg:y2="8.747cm" draw:start-shape="id1" draw:start-glue-point="6" draw:end-shape="id2" draw:end-glue-point="1" svg:d="M18780 4633l-6731 4114" svg:viewBox="0 0 6732 4115">
          <text:p/>
        </draw:connector>
        <draw:connector draw:style-name="gr23" draw:text-style-name="P1" draw:layer="layout" draw:type="line" svg:x1="18.78cm" svg:y1="10.575cm" svg:x2="12.022cm" svg:y2="10.398cm" draw:start-shape="id3" draw:start-glue-point="6" draw:end-shape="id4" draw:end-glue-point="1" svg:d="M18780 10575l-6758-177" svg:viewBox="0 0 6759 178">
          <text:p/>
        </draw:connector>
        <draw:connector draw:style-name="gr23" draw:text-style-name="P1" draw:layer="layout" draw:type="line" svg:x1="18.78cm" svg:y1="16.263cm" svg:x2="12.049cm" svg:y2="12.047cm" draw:start-shape="id5" draw:start-glue-point="6" draw:end-shape="id6" svg:d="M18780 16263l-6731-4216" svg:viewBox="0 0 6732 4217">
          <text:p/>
        </draw:connector>
      </draw:page>
      <draw:page draw:name="page17" draw:style-name="dp1" draw:master-page-name="Default">
        <draw:frame draw:style-name="gr16" draw:text-style-name="P1" draw:layer="layout" svg:width="2.54cm" svg:height="2.616cm" svg:x="15.407cm" svg:y="4.496cm">
          <draw:image xlink:href="Pictures/1000020100000384000003A05DF3EF8BC0AF298C.png" xlink:type="simple" xlink:show="embed" xlink:actuate="onLoad">
            <text:p/>
          </draw:image>
        </draw:frame>
        <draw:frame draw:style-name="gr1" draw:text-style-name="P1" xml:id="id13" draw:id="id13" draw:layer="layout" svg:width="2.536cm" svg:height="3.377cm" svg:x="8.376cm" svg:y="3.472cm">
          <draw:image xlink:href="Pictures/10000201000000A3000000D96C72734DECF95667.png" xlink:type="simple" xlink:show="embed" xlink:actuate="onLoad">
            <text:p/>
          </draw:image>
        </draw:frame>
        <draw:custom-shape draw:style-name="gr24" draw:text-style-name="P15" xml:id="id14" draw:id="id14" draw:layer="layout" svg:width="1.524cm" svg:height="1.397cm" svg:x="14.645cm" svg:y="3.81cm">
          <text:p text:style-name="P2"><text:span text:style-name="T4">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xml:id="id8" draw:id="id8" draw:layer="layout" svg:width="4.445cm" svg:height="3.81cm" svg:x="14.137cm" svg:y="3.556cm">
          <text:p/>
          <draw:enhanced-geometry svg:viewBox="0 0 21600 21600" draw:type="rectangle" draw:enhanced-path="M 0 0 L 21600 0 21600 21600 0 21600 0 0 Z N"/>
        </draw:custom-shape>
        <draw:frame draw:style-name="gr16" draw:text-style-name="P1" draw:layer="layout" svg:width="2.54cm" svg:height="2.616cm" svg:x="15.407cm" svg:y="9.696cm">
          <draw:image xlink:href="Pictures/1000020100000384000003A05DF3EF8BC0AF298C.png" xlink:type="simple" xlink:show="embed" xlink:actuate="onLoad">
            <text:p/>
          </draw:image>
        </draw:frame>
        <draw:custom-shape draw:style-name="gr24" draw:text-style-name="P15" xml:id="id15" draw:id="id15" draw:layer="layout" svg:width="1.524cm" svg:height="1.397cm" svg:x="14.645cm" svg:y="9.01cm">
          <text:p text:style-name="P2"><text:span text:style-name="T4">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xml:id="id10" draw:id="id10" draw:layer="layout" svg:width="4.445cm" svg:height="3.81cm" svg:x="14.137cm" svg:y="8.756cm">
          <text:p/>
          <draw:enhanced-geometry svg:viewBox="0 0 21600 21600" draw:type="rectangle" draw:enhanced-path="M 0 0 L 21600 0 21600 21600 0 21600 0 0 Z N"/>
        </draw:custom-shape>
        <draw:frame draw:style-name="gr16" draw:text-style-name="P1" draw:layer="layout" svg:width="2.54cm" svg:height="2.616cm" svg:x="15.407cm" svg:y="14.896cm">
          <draw:image xlink:href="Pictures/1000020100000384000003A05DF3EF8BC0AF298C.png" xlink:type="simple" xlink:show="embed" xlink:actuate="onLoad">
            <text:p/>
          </draw:image>
        </draw:frame>
        <draw:custom-shape draw:style-name="gr24" draw:text-style-name="P15" xml:id="id16" draw:id="id16" draw:layer="layout" svg:width="1.524cm" svg:height="1.397cm" svg:x="14.645cm" svg:y="14.21cm">
          <text:p text:style-name="P2"><text:span text:style-name="T4">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xml:id="id11" draw:id="id11" draw:layer="layout" svg:width="4.445cm" svg:height="3.81cm" svg:x="14.137cm" svg:y="13.956cm">
          <text:p/>
          <draw:enhanced-geometry svg:viewBox="0 0 21600 21600" draw:type="rectangle" draw:enhanced-path="M 0 0 L 21600 0 21600 21600 0 21600 0 0 Z N"/>
        </draw:custom-shape>
        <draw:frame draw:style-name="gr1" draw:text-style-name="P1" draw:layer="layout" svg:width="3.72cm" svg:height="3.608cm" svg:x="3.353cm" svg:y="3.032cm">
          <draw:image xlink:href="Pictures/10000201000000C8000000C21231B7254B0E1EE8.png" xlink:type="simple" xlink:show="embed" xlink:actuate="onLoad">
            <text:p/>
          </draw:image>
        </draw:frame>
        <draw:custom-shape draw:style-name="gr26" draw:text-style-name="P1" xml:id="id7" draw:id="id7" draw:layer="layout" svg:width="4.445cm" svg:height="3.81cm" svg:x="6.859cm" svg:y="8.747cm">
          <text:p/>
          <draw:enhanced-geometry svg:viewBox="0 0 21600 21600" draw:type="rectangle" draw:enhanced-path="M 0 0 L 21600 0 21600 21600 0 21600 0 0 Z N"/>
        </draw:custom-shape>
        <draw:frame draw:style-name="gr1" draw:text-style-name="P1" xml:id="id9" draw:id="id9" draw:layer="layout" svg:width="5.03cm" svg:height="7.112cm" svg:x="6.655cm" svg:y="7.096cm">
          <draw:image xlink:href="Pictures/10000201000002E80000041C0B86484CF2CB2C10.png" xlink:type="simple" xlink:show="embed" xlink:actuate="onLoad">
            <text:p/>
          </draw:image>
        </draw:frame>
        <draw:frame draw:style-name="gr1" draw:text-style-name="P1" draw:layer="layout" svg:width="3.46cm" svg:height="3.338cm" svg:x="21.655cm" svg:y="8.974cm">
          <draw:image xlink:href="Pictures/10000201000000AA000000A41C288DD5431ADB12.png" xlink:type="simple" xlink:show="embed" xlink:actuate="onLoad">
            <text:p/>
          </draw:image>
        </draw:frame>
        <draw:custom-shape draw:style-name="gr26" draw:text-style-name="P1" xml:id="id12" draw:id="id12" draw:layer="layout" svg:width="4.445cm" svg:height="3.81cm" svg:x="21.066cm" svg:y="8.747cm">
          <text:p/>
          <draw:enhanced-geometry svg:viewBox="0 0 21600 21600" draw:type="rectangle" draw:enhanced-path="M 0 0 L 21600 0 21600 21600 0 21600 0 0 Z N"/>
        </draw:custom-shape>
        <draw:connector draw:style-name="gr27" draw:text-style-name="P1" draw:layer="layout" draw:type="line" svg:x1="11.304cm" svg:y1="10.652cm" svg:x2="14.137cm" svg:y2="5.461cm" draw:start-shape="id7" draw:end-shape="id8" svg:d="M11304 10652l2833-5191" svg:viewBox="0 0 2834 5192">
          <text:p/>
        </draw:connector>
        <draw:connector draw:style-name="gr27" draw:text-style-name="P1" draw:layer="layout" draw:type="line" svg:x1="11.685cm" svg:y1="10.652cm" svg:x2="14.137cm" svg:y2="10.661cm" draw:start-shape="id9" draw:end-shape="id10" draw:end-glue-point="3" svg:d="M11685 10652l2452 9" svg:viewBox="0 0 2453 10">
          <text:p/>
        </draw:connector>
        <draw:connector draw:style-name="gr27" draw:text-style-name="P1" draw:layer="layout" draw:type="line" svg:x1="11.645cm" svg:y1="10.655cm" svg:x2="14.137cm" svg:y2="15.861cm" draw:end-shape="id11" draw:end-glue-point="3" svg:d="M11645 10655l2492 5206" svg:viewBox="0 0 2493 5207">
          <text:p/>
        </draw:connector>
        <draw:connector draw:style-name="gr27" draw:text-style-name="P1" draw:layer="layout" draw:type="line" svg:x1="21.066cm" svg:y1="10.652cm" svg:x2="18.582cm" svg:y2="10.661cm" draw:start-shape="id12" draw:start-glue-point="3" draw:end-shape="id10" draw:end-glue-point="1" svg:d="M21066 10652l-2484 9" svg:viewBox="0 0 2485 10">
          <text:p/>
        </draw:connector>
        <draw:connector draw:style-name="gr27" draw:text-style-name="P1" draw:layer="layout" draw:type="line" svg:x1="21.106cm" svg:y1="10.655cm" svg:x2="18.582cm" svg:y2="5.461cm" draw:end-shape="id8" svg:d="M21106 10655l-2524-5194" svg:viewBox="0 0 2525 5195">
          <text:p/>
        </draw:connector>
        <draw:connector draw:style-name="gr27" draw:text-style-name="P1" draw:layer="layout" draw:type="line" svg:x1="21.106cm" svg:y1="10.655cm" svg:x2="18.582cm" svg:y2="15.861cm" draw:end-shape="id11" draw:end-glue-point="1" svg:d="M21106 10655l-2524 5206" svg:viewBox="0 0 2525 5207">
          <text:p/>
        </draw:connector>
        <draw:connector draw:style-name="gr27" draw:text-style-name="P1" draw:layer="layout" draw:type="line" svg:x1="9.081cm" svg:y1="8.747cm" svg:x2="9.644cm" svg:y2="6.849cm" draw:start-shape="id7" draw:start-glue-point="0" draw:end-shape="id13" svg:d="M9081 8747l563-1898" svg:viewBox="0 0 564 1899">
          <text:p/>
        </draw:connector>
        <draw:connector draw:style-name="gr27" draw:text-style-name="P1" draw:layer="layout" draw:type="line" svg:x1="14.645cm" svg:y1="4.508cm" svg:x2="10.912cm" svg:y2="5.16cm" draw:start-shape="id14" draw:end-shape="id13" svg:d="M14645 4508l-3733 652" svg:viewBox="0 0 3734 653">
          <text:p/>
        </draw:connector>
        <draw:connector draw:style-name="gr27" draw:text-style-name="P1" draw:layer="layout" draw:type="line" svg:x1="14.645cm" svg:y1="9.709cm" svg:x2="10.953cm" svg:y2="5.184cm" draw:start-shape="id15" draw:start-glue-point="6" svg:d="M14645 9709l-3692-4525" svg:viewBox="0 0 3693 4526">
          <text:p/>
        </draw:connector>
        <draw:connector draw:style-name="gr27" draw:text-style-name="P1" draw:layer="layout" draw:type="line" svg:x1="14.868cm" svg:y1="14.414cm" svg:x2="10.953cm" svg:y2="5.184cm" draw:start-shape="id16" draw:start-glue-point="5" svg:d="M14868 14414l-3915-9230" svg:viewBox="0 0 3916 9231">
          <text:p/>
        </draw:connector>
      </draw:page>
      <draw:page draw:name="page18" draw:style-name="dp1" draw:master-page-name="Default">
        <draw:frame draw:style-name="gr16" draw:text-style-name="P1" draw:layer="layout" svg:width="2.54cm" svg:height="2.616cm" svg:x="15.407cm" svg:y="4.496cm">
          <draw:image xlink:href="Pictures/1000020100000384000003A05DF3EF8BC0AF298C.png" xlink:type="simple" xlink:show="embed" xlink:actuate="onLoad">
            <text:p/>
          </draw:image>
        </draw:frame>
        <draw:frame draw:style-name="gr1" draw:text-style-name="P1" xml:id="id17" draw:id="id17" draw:layer="layout" svg:width="2.536cm" svg:height="3.377cm" svg:x="5.826cm" svg:y="5.637cm">
          <draw:image xlink:href="Pictures/10000201000000A3000000D96C72734DECF95667.png" xlink:type="simple" xlink:show="embed" xlink:actuate="onLoad">
            <text:p/>
          </draw:image>
        </draw:frame>
        <draw:custom-shape draw:style-name="gr24" draw:text-style-name="P15" draw:layer="layout" svg:width="1.524cm" svg:height="1.397cm" svg:x="14.645cm" svg:y="3.81cm">
          <text:p text:style-name="P2"><text:span text:style-name="T4">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draw:layer="layout" svg:width="4.445cm" svg:height="3.81cm" svg:x="14.137cm" svg:y="3.556cm">
          <text:p/>
          <draw:enhanced-geometry svg:viewBox="0 0 21600 21600" draw:type="rectangle" draw:enhanced-path="M 0 0 L 21600 0 21600 21600 0 21600 0 0 Z N"/>
        </draw:custom-shape>
        <draw:frame draw:style-name="gr16" draw:text-style-name="P1" draw:layer="layout" svg:width="2.54cm" svg:height="2.616cm" svg:x="15.407cm" svg:y="9.696cm">
          <draw:image xlink:href="Pictures/1000020100000384000003A05DF3EF8BC0AF298C.png" xlink:type="simple" xlink:show="embed" xlink:actuate="onLoad">
            <text:p/>
          </draw:image>
        </draw:frame>
        <draw:custom-shape draw:style-name="gr24" draw:text-style-name="P15" xml:id="id19" draw:id="id19" draw:layer="layout" svg:width="1.524cm" svg:height="1.397cm" svg:x="14.645cm" svg:y="9.01cm">
          <text:p text:style-name="P2"><text:span text:style-name="T4">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draw:layer="layout" svg:width="4.445cm" svg:height="3.81cm" svg:x="14.137cm" svg:y="8.756cm">
          <text:p/>
          <draw:enhanced-geometry svg:viewBox="0 0 21600 21600" draw:type="rectangle" draw:enhanced-path="M 0 0 L 21600 0 21600 21600 0 21600 0 0 Z N"/>
        </draw:custom-shape>
        <draw:frame draw:style-name="gr16" draw:text-style-name="P1" draw:layer="layout" svg:width="2.54cm" svg:height="2.616cm" svg:x="15.407cm" svg:y="14.896cm">
          <draw:image xlink:href="Pictures/1000020100000384000003A05DF3EF8BC0AF298C.png" xlink:type="simple" xlink:show="embed" xlink:actuate="onLoad">
            <text:p/>
          </draw:image>
        </draw:frame>
        <draw:custom-shape draw:style-name="gr24" draw:text-style-name="P15" xml:id="id20" draw:id="id20" draw:layer="layout" svg:width="1.524cm" svg:height="1.397cm" svg:x="14.645cm" svg:y="14.21cm">
          <text:p text:style-name="P2"><text:span text:style-name="T4">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draw:layer="layout" svg:width="4.445cm" svg:height="3.81cm" svg:x="14.137cm" svg:y="13.956cm">
          <text:p/>
          <draw:enhanced-geometry svg:viewBox="0 0 21600 21600" draw:type="rectangle" draw:enhanced-path="M 0 0 L 21600 0 21600 21600 0 21600 0 0 Z N"/>
        </draw:custom-shape>
        <draw:frame draw:style-name="gr1" draw:text-style-name="P1" xml:id="id18" draw:id="id18" draw:layer="layout" svg:width="3.72cm" svg:height="3.608cm" svg:x="5.318cm" svg:y="11.554cm">
          <draw:image xlink:href="Pictures/10000201000000C8000000C21231B7254B0E1EE8.png" xlink:type="simple" xlink:show="embed" xlink:actuate="onLoad">
            <text:p/>
          </draw:image>
        </draw:frame>
        <draw:connector draw:style-name="gr27" draw:text-style-name="P1" draw:layer="layout" draw:type="line" svg:x1="14.686cm" svg:y1="4.532cm" svg:x2="8.362cm" svg:y2="7.325cm" draw:end-shape="id17" draw:end-glue-point="1" svg:d="M14686 4532l-6324 2793" svg:viewBox="0 0 6325 2794">
          <text:p/>
        </draw:connector>
        <draw:connector draw:style-name="gr28" draw:text-style-name="P1" draw:layer="layout" draw:type="line" svg:x1="14.686cm" svg:y1="4.532cm" svg:x2="9.038cm" svg:y2="13.358cm" draw:end-shape="id18" svg:d="M14686 4532l-5648 8826" svg:viewBox="0 0 5649 8827">
          <text:p/>
        </draw:connector>
        <draw:connector draw:style-name="gr27" draw:text-style-name="P1" draw:layer="layout" draw:type="line" svg:x1="14.645cm" svg:y1="9.709cm" svg:x2="8.362cm" svg:y2="7.325cm" draw:start-shape="id19" draw:start-glue-point="6" draw:end-shape="id17" draw:end-glue-point="1" svg:d="M14645 9709l-6283-2384" svg:viewBox="0 0 6284 2385">
          <text:p/>
        </draw:connector>
        <draw:connector draw:style-name="gr28" draw:text-style-name="P1" draw:layer="layout" draw:type="line" svg:x1="14.686cm" svg:y1="9.749cm" svg:x2="9.038cm" svg:y2="13.358cm" draw:end-shape="id18" draw:end-glue-point="1" svg:d="M14686 9749l-5648 3609" svg:viewBox="0 0 5649 3610">
          <text:p/>
        </draw:connector>
        <draw:connector draw:style-name="gr28" draw:text-style-name="P1" draw:layer="layout" draw:type="line" svg:x1="14.645cm" svg:y1="14.909cm" svg:x2="9.038cm" svg:y2="13.358cm" draw:start-shape="id20" draw:start-glue-point="6" draw:end-shape="id18" svg:d="M14645 14909l-5607-1551" svg:viewBox="0 0 5608 1552">
          <text:p/>
        </draw:connector>
        <draw:connector draw:style-name="gr27" draw:text-style-name="P1" draw:layer="layout" draw:type="line" svg:x1="14.868cm" svg:y1="14.414cm" svg:x2="8.362cm" svg:y2="7.325cm" draw:start-shape="id20" draw:start-glue-point="5" draw:end-shape="id17" draw:end-glue-point="1" svg:d="M14868 14414l-6506-7089" svg:viewBox="0 0 6507 7090">
          <text:p/>
        </draw:connector>
      </draw:page>
      <draw:page draw:name="page19" draw:style-name="dp1" draw:master-page-name="Default">
        <draw:custom-shape draw:style-name="gr29" draw:text-style-name="P16" xml:id="id21" draw:id="id21" draw:layer="layout" svg:width="4.908cm" svg:height="4.218cm" svg:x="5.812cm" svg:y="7.68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7.012cm" svg:y="9.068cm">
          <draw:image xlink:href="Pictures/1000020100000384000003A05DF3EF8BC0AF298C.png" xlink:type="simple" xlink:show="embed" xlink:actuate="onLoad">
            <text:p/>
          </draw:image>
        </draw:frame>
        <draw:custom-shape draw:style-name="gr30" draw:text-style-name="P17" xml:id="id26" draw:id="id26" draw:layer="layout" svg:width="4.908cm" svg:height="4.218cm" svg:x="17.119cm" svg:y="15.05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8.319cm" svg:y="16.438cm">
          <draw:image xlink:href="Pictures/1000020100000384000003A05DF3EF8BC0AF298C.png" xlink:type="simple" xlink:show="embed" xlink:actuate="onLoad">
            <text:p/>
          </draw:image>
        </draw:frame>
        <draw:custom-shape draw:style-name="gr31" draw:text-style-name="P18" xml:id="id25" draw:id="id25" draw:layer="layout" svg:width="4.908cm" svg:height="4.218cm" svg:x="17.118cm" svg:y="11.8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8.318cm" svg:y="13.237cm">
          <draw:image xlink:href="Pictures/1000020100000384000003A05DF3EF8BC0AF298C.png" xlink:type="simple" xlink:show="embed" xlink:actuate="onLoad">
            <text:p/>
          </draw:image>
        </draw:frame>
        <draw:custom-shape draw:style-name="gr32" draw:text-style-name="P19" xml:id="id24" draw:id="id24" draw:layer="layout" svg:width="4.908cm" svg:height="4.218cm" svg:x="17.117cm" svg:y="8.65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8.317cm" svg:y="10.036cm">
          <draw:image xlink:href="Pictures/1000020100000384000003A05DF3EF8BC0AF298C.png" xlink:type="simple" xlink:show="embed" xlink:actuate="onLoad">
            <text:p/>
          </draw:image>
        </draw:frame>
        <draw:custom-shape draw:style-name="gr33" draw:text-style-name="P20" xml:id="id23" draw:id="id23" draw:layer="layout" svg:width="4.908cm" svg:height="4.218cm" svg:x="17.116cm" svg:y="5.45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8.316cm" svg:y="6.835cm">
          <draw:image xlink:href="Pictures/1000020100000384000003A05DF3EF8BC0AF298C.png" xlink:type="simple" xlink:show="embed" xlink:actuate="onLoad">
            <text:p/>
          </draw:image>
        </draw:frame>
        <draw:custom-shape draw:style-name="gr15" draw:text-style-name="P11" xml:id="id22" draw:id="id22" draw:layer="layout" svg:width="4.908cm" svg:height="4.218cm" svg:x="17.115cm" svg:y="2.35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8.315cm" svg:y="3.734cm">
          <draw:image xlink:href="Pictures/1000020100000384000003A05DF3EF8BC0AF298C.png" xlink:type="simple" xlink:show="embed" xlink:actuate="onLoad">
            <text:p/>
          </draw:image>
        </draw:frame>
        <draw:connector draw:style-name="gr34" draw:text-style-name="P1" draw:layer="layout" draw:type="line" svg:x1="10.72cm" svg:y1="9.794cm" svg:x2="17.115cm" svg:y2="4.46cm" draw:start-shape="id21" draw:start-glue-point="8" draw:end-shape="id22" draw:end-glue-point="6" svg:d="M10720 9794l6395-5334" svg:viewBox="0 0 6396 5335">
          <text:p/>
        </draw:connector>
        <draw:connector draw:style-name="gr34" draw:text-style-name="P1" draw:layer="layout" draw:type="line" svg:x1="10.721cm" svg:y1="9.794cm" svg:x2="17.116cm" svg:y2="7.561cm" draw:end-shape="id23" draw:end-glue-point="6" svg:d="M10721 9794l6395-2233" svg:viewBox="0 0 6396 2234">
          <text:p/>
        </draw:connector>
        <draw:connector draw:style-name="gr34" draw:text-style-name="P1" draw:layer="layout" draw:type="line" svg:x1="10.721cm" svg:y1="9.794cm" svg:x2="17.117cm" svg:y2="10.762cm" draw:end-shape="id24" draw:end-glue-point="6" svg:d="M10721 9794l6396 968" svg:viewBox="0 0 6397 969">
          <text:p/>
        </draw:connector>
        <draw:connector draw:style-name="gr34" draw:text-style-name="P1" draw:layer="layout" draw:type="line" svg:x1="10.721cm" svg:y1="9.794cm" svg:x2="17.118cm" svg:y2="13.963cm" draw:end-shape="id25" svg:d="M10721 9794l6397 4169" svg:viewBox="0 0 6398 4170">
          <text:p/>
        </draw:connector>
        <draw:connector draw:style-name="gr34" draw:text-style-name="P1" draw:layer="layout" draw:type="line" svg:x1="10.721cm" svg:y1="9.794cm" svg:x2="17.119cm" svg:y2="17.164cm" draw:end-shape="id26" draw:end-glue-point="6" svg:d="M10721 9794l6398 7370" svg:viewBox="0 0 6399 7371">
          <text:p/>
        </draw:connector>
      </draw:page>
      <draw:page draw:name="page20" draw:style-name="dp1" draw:master-page-name="Default">
        <draw:custom-shape draw:style-name="gr29" draw:text-style-name="P16" xml:id="id27" draw:id="id27" draw:layer="layout" svg:width="4.908cm" svg:height="4.218cm" svg:x="2.212cm" svg:y="7.68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3.412cm" svg:y="9.068cm">
          <draw:image xlink:href="Pictures/1000020100000384000003A05DF3EF8BC0AF298C.png" xlink:type="simple" xlink:show="embed" xlink:actuate="onLoad">
            <text:p/>
          </draw:image>
        </draw:frame>
        <draw:custom-shape draw:style-name="gr30" draw:text-style-name="P17" xml:id="id32" draw:id="id32" draw:layer="layout" svg:width="4.908cm" svg:height="4.218cm" svg:x="12.319cm" svg:y="15.05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3.519cm" svg:y="16.438cm">
          <draw:image xlink:href="Pictures/1000020100000384000003A05DF3EF8BC0AF298C.png" xlink:type="simple" xlink:show="embed" xlink:actuate="onLoad">
            <text:p/>
          </draw:image>
        </draw:frame>
        <draw:custom-shape draw:style-name="gr31" draw:text-style-name="P18" xml:id="id31" draw:id="id31" draw:layer="layout" svg:width="4.908cm" svg:height="4.218cm" svg:x="12.318cm" svg:y="11.8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3.518cm" svg:y="13.237cm">
          <draw:image xlink:href="Pictures/1000020100000384000003A05DF3EF8BC0AF298C.png" xlink:type="simple" xlink:show="embed" xlink:actuate="onLoad">
            <text:p/>
          </draw:image>
        </draw:frame>
        <draw:custom-shape draw:style-name="gr32" draw:text-style-name="P19" xml:id="id30" draw:id="id30" draw:layer="layout" svg:width="4.908cm" svg:height="4.218cm" svg:x="12.317cm" svg:y="8.65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3.517cm" svg:y="10.036cm">
          <draw:image xlink:href="Pictures/1000020100000384000003A05DF3EF8BC0AF298C.png" xlink:type="simple" xlink:show="embed" xlink:actuate="onLoad">
            <text:p/>
          </draw:image>
        </draw:frame>
        <draw:custom-shape draw:style-name="gr33" draw:text-style-name="P20" xml:id="id29" draw:id="id29" draw:layer="layout" svg:width="4.908cm" svg:height="4.218cm" svg:x="12.316cm" svg:y="5.45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3.516cm" svg:y="6.835cm">
          <draw:image xlink:href="Pictures/1000020100000384000003A05DF3EF8BC0AF298C.png" xlink:type="simple" xlink:show="embed" xlink:actuate="onLoad">
            <text:p/>
          </draw:image>
        </draw:frame>
        <draw:custom-shape draw:style-name="gr15" draw:text-style-name="P11" xml:id="id28" draw:id="id28" draw:layer="layout" svg:width="4.908cm" svg:height="4.218cm" svg:x="12.315cm" svg:y="2.35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3.515cm" svg:y="3.734cm">
          <draw:image xlink:href="Pictures/1000020100000384000003A05DF3EF8BC0AF298C.png" xlink:type="simple" xlink:show="embed" xlink:actuate="onLoad">
            <text:p/>
          </draw:image>
        </draw:frame>
        <draw:connector draw:style-name="gr34" draw:text-style-name="P1" draw:layer="layout" draw:type="line" svg:x1="7.12cm" svg:y1="9.794cm" svg:x2="12.315cm" svg:y2="4.46cm" draw:start-shape="id27" draw:start-glue-point="8" draw:end-shape="id28" draw:end-glue-point="6" svg:d="M7120 9794l5195-5334" svg:viewBox="0 0 5196 5335">
          <text:p/>
        </draw:connector>
        <draw:connector draw:style-name="gr34" draw:text-style-name="P1" draw:layer="layout" draw:type="line" svg:x1="7.121cm" svg:y1="9.794cm" svg:x2="12.316cm" svg:y2="7.561cm" draw:end-shape="id29" draw:end-glue-point="6" svg:d="M7121 9794l5195-2233" svg:viewBox="0 0 5196 2234">
          <text:p/>
        </draw:connector>
        <draw:connector draw:style-name="gr34" draw:text-style-name="P1" draw:layer="layout" draw:type="line" svg:x1="7.121cm" svg:y1="9.794cm" svg:x2="12.317cm" svg:y2="10.762cm" draw:end-shape="id30" draw:end-glue-point="6" svg:d="M7121 9794l5196 968" svg:viewBox="0 0 5197 969">
          <text:p/>
        </draw:connector>
        <draw:connector draw:style-name="gr34" draw:text-style-name="P1" draw:layer="layout" draw:type="line" svg:x1="7.121cm" svg:y1="9.794cm" svg:x2="12.318cm" svg:y2="13.963cm" draw:end-shape="id31" svg:d="M7121 9794l5197 4169" svg:viewBox="0 0 5198 4170">
          <text:p/>
        </draw:connector>
        <draw:connector draw:style-name="gr34" draw:text-style-name="P1" draw:layer="layout" draw:type="line" svg:x1="7.121cm" svg:y1="9.794cm" svg:x2="12.319cm" svg:y2="17.164cm" draw:end-shape="id32" draw:end-glue-point="6" svg:d="M7121 9794l5198 7370" svg:viewBox="0 0 5199 7371">
          <text:p/>
        </draw:connector>
        <draw:custom-shape draw:style-name="gr35" draw:text-style-name="P21" draw:layer="layout" svg:width="4.908cm" svg:height="4.218cm" svg:x="20.12cm" svg:y="15.05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21.32cm" svg:y="16.439cm">
          <draw:image xlink:href="Pictures/1000020100000384000003A05DF3EF8BC0AF298C.png" xlink:type="simple" xlink:show="embed" xlink:actuate="onLoad">
            <text:p/>
          </draw:image>
        </draw:frame>
        <draw:custom-shape draw:style-name="gr36" draw:text-style-name="P22" draw:layer="layout" svg:width="4.908cm" svg:height="4.218cm" svg:x="20.119cm" svg:y="11.85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21.319cm" svg:y="13.238cm">
          <draw:image xlink:href="Pictures/1000020100000384000003A05DF3EF8BC0AF298C.png" xlink:type="simple" xlink:show="embed" xlink:actuate="onLoad">
            <text:p/>
          </draw:image>
        </draw:frame>
        <draw:custom-shape draw:style-name="gr37" draw:text-style-name="P23" draw:layer="layout" svg:width="4.908cm" svg:height="4.218cm" svg:x="20.118cm" svg:y="8.6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21.318cm" svg:y="10.037cm">
          <draw:image xlink:href="Pictures/1000020100000384000003A05DF3EF8BC0AF298C.png" xlink:type="simple" xlink:show="embed" xlink:actuate="onLoad">
            <text:p/>
          </draw:image>
        </draw:frame>
        <draw:custom-shape draw:style-name="gr38" draw:text-style-name="P24" draw:layer="layout" svg:width="4.908cm" svg:height="4.218cm" svg:x="20.117cm" svg:y="5.45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21.317cm" svg:y="6.836cm">
          <draw:image xlink:href="Pictures/1000020100000384000003A05DF3EF8BC0AF298C.png" xlink:type="simple" xlink:show="embed" xlink:actuate="onLoad">
            <text:p/>
          </draw:image>
        </draw:frame>
        <draw:custom-shape draw:style-name="gr39" draw:text-style-name="P25" xml:id="id33" draw:id="id33" draw:layer="layout" svg:width="4.908cm" svg:height="4.218cm" svg:x="20.116cm" svg:y="2.35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21.316cm" svg:y="3.735cm">
          <draw:image xlink:href="Pictures/1000020100000384000003A05DF3EF8BC0AF298C.png" xlink:type="simple" xlink:show="embed" xlink:actuate="onLoad">
            <text:p/>
          </draw:image>
        </draw:frame>
        <draw:connector draw:style-name="gr40" draw:text-style-name="P1" draw:layer="layout" draw:type="line" svg:x1="17.223cm" svg:y1="4.46cm" svg:x2="20.116cm" svg:y2="4.461cm" draw:start-shape="id28" draw:end-shape="id33" svg:d="M17223 4460l2893 1" svg:viewBox="0 0 2894 2">
          <text:p/>
        </draw:connector>
        <draw:connector draw:style-name="gr40" draw:text-style-name="P1" draw:layer="layout" draw:type="line" svg:x1="17.171cm" svg:y1="7.461cm" svg:x2="20.064cm" svg:y2="7.462cm" svg:d="M17171 7461l2893 1" svg:viewBox="0 0 2894 2">
          <text:p/>
        </draw:connector>
        <draw:connector draw:style-name="gr40" draw:text-style-name="P1" draw:layer="layout" draw:type="line" svg:x1="17.171cm" svg:y1="10.761cm" svg:x2="20.064cm" svg:y2="10.762cm" svg:d="M17171 10761l2893 1" svg:viewBox="0 0 2894 2">
          <text:p/>
        </draw:connector>
        <draw:connector draw:style-name="gr40" draw:text-style-name="P1" draw:layer="layout" draw:type="line" svg:x1="17.171cm" svg:y1="13.961cm" svg:x2="20.064cm" svg:y2="13.962cm" svg:d="M17171 13961l2893 1" svg:viewBox="0 0 2894 2">
          <text:p/>
        </draw:connector>
        <draw:connector draw:style-name="gr40" draw:text-style-name="P1" draw:layer="layout" draw:type="line" svg:x1="17.171cm" svg:y1="17.161cm" svg:x2="20.064cm" svg:y2="17.162cm" svg:d="M17171 17161l2893 1" svg:viewBox="0 0 2894 2">
          <text:p/>
        </draw:connector>
      </draw:page>
      <draw:page draw:name="page21" draw:style-name="dp1" draw:master-page-name="Default">
        <draw:frame draw:style-name="gr16" draw:text-style-name="P1" draw:layer="layout" svg:width="5.492cm" svg:height="5.656cm" svg:x="5.357cm" svg:y="7.723cm">
          <draw:image xlink:href="Pictures/1000020100000384000003A05DF3EF8BC0AF298C.png" xlink:type="simple" xlink:show="embed" xlink:actuate="onLoad">
            <text:p/>
          </draw:image>
        </draw:frame>
        <draw:frame draw:style-name="gr1" draw:text-style-name="P1" draw:layer="layout" svg:width="5.291cm" svg:height="5.132cm" svg:x="17.313cm" svg:y="7.644cm">
          <draw:image xlink:href="Pictures/10000201000000C8000000C21231B7254B0E1EE8.png" xlink:type="simple" xlink:show="embed" xlink:actuate="onLoad">
            <text:p/>
          </draw:image>
        </draw:frame>
        <draw:frame draw:style-name="gr1" draw:text-style-name="P1" draw:layer="layout" svg:width="4.392cm" svg:height="4.392cm" svg:x="11.924cm" svg:y="8.211cm">
          <draw:image xlink:href="Pictures/100002010000012C0000012C467196A3CCBEBF85.png" xlink:type="simple" xlink:show="embed" xlink:actuate="onLoad">
            <text:p/>
          </draw:image>
        </draw:frame>
      </draw:page>
      <draw:page draw:name="page22" draw:style-name="dp1" draw:master-page-name="Default">
        <draw:frame draw:style-name="gr41" draw:text-style-name="P2" draw:layer="layout" svg:width="3.175cm" svg:height="3.277cm" svg:x="5.382cm" svg:y="4.188cm">
          <draw:image xlink:href="Pictures/1000020100000384000003A05DF3EF8BC0AF298C.png" xlink:type="simple" xlink:show="embed" xlink:actuate="onLoad">
            <text:p/>
          </draw:image>
        </draw:frame>
        <draw:frame draw:style-name="gr41" draw:text-style-name="P2" xml:id="id34" draw:id="id34" draw:layer="layout" svg:width="3.175cm" svg:height="3.277cm" svg:x="5.382cm" svg:y="8.95cm">
          <draw:image xlink:href="Pictures/1000020100000384000003A05DF3EF8BC0AF298C.png" xlink:type="simple" xlink:show="embed" xlink:actuate="onLoad">
            <text:p/>
          </draw:image>
        </draw:frame>
        <draw:frame draw:style-name="gr41" draw:text-style-name="P2" draw:layer="layout" svg:width="3.175cm" svg:height="3.277cm" svg:x="10.906cm" svg:y="4.188cm">
          <draw:image xlink:href="Pictures/1000020100000384000003A05DF3EF8BC0AF298C.png" xlink:type="simple" xlink:show="embed" xlink:actuate="onLoad">
            <text:p/>
          </draw:image>
        </draw:frame>
        <draw:frame draw:style-name="gr41" draw:text-style-name="P2" xml:id="id35" draw:id="id35" draw:layer="layout" svg:width="3.175cm" svg:height="3.277cm" svg:x="10.906cm" svg:y="8.95cm">
          <draw:image xlink:href="Pictures/1000020100000384000003A05DF3EF8BC0AF298C.png" xlink:type="simple" xlink:show="embed" xlink:actuate="onLoad">
            <text:p/>
          </draw:image>
        </draw:frame>
        <draw:frame draw:style-name="gr41" draw:text-style-name="P2" draw:layer="layout" svg:width="3.175cm" svg:height="3.277cm" svg:x="5.382cm" svg:y="13.713cm">
          <draw:image xlink:href="Pictures/1000020100000384000003A05DF3EF8BC0AF298C.png" xlink:type="simple" xlink:show="embed" xlink:actuate="onLoad">
            <text:p/>
          </draw:image>
        </draw:frame>
        <draw:frame draw:style-name="gr41" draw:text-style-name="P2" draw:layer="layout" svg:width="3.175cm" svg:height="3.277cm" svg:x="10.906cm" svg:y="13.713cm">
          <draw:image xlink:href="Pictures/1000020100000384000003A05DF3EF8BC0AF298C.png" xlink:type="simple" xlink:show="embed" xlink:actuate="onLoad">
            <text:p/>
          </draw:image>
        </draw:frame>
        <draw:connector draw:style-name="gr42" draw:text-style-name="P2" draw:layer="layout" svg:x1="8.557cm" svg:y1="10.588cm" svg:x2="10.906cm" svg:y2="10.588cm" draw:start-shape="id34" draw:start-glue-point="1" draw:end-shape="id35" svg:d="M8557 10588h2349" svg:viewBox="0 0 2350 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solid" draw:fill-color="#111111"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osh berkus</meta:initial-creator>
    <meta:creation-date>2016-01-24T11:34:14.135013832</meta:creation-date>
    <dc:date>2016-11-14T21:40:35.718593308</dc:date>
    <dc:creator>Josh berkus</dc:creator>
    <meta:editing-duration>PT7H16M18S</meta:editing-duration>
    <meta:editing-cycles>13</meta:editing-cycles>
    <meta:generator>LibreOffice/5.0.6.2$Linux_X86_64 LibreOffice_project/00$Build-2</meta:generator>
    <meta:document-statistic meta:object-count="240"/>
  </office:meta>
</office:document-meta>
</file>